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7.686cm" svg:height="13.76cm" svg:x="0cm" svg:y="0.762cm">
          <draw:text-box>
            <text:p>Links de interés:</text:p>
            <text:p/>
            <text:p><text:a xlink:href="http://www2.mmm.ucar.edu/wrf/users/" xlink:type="simple">http://www2.mmm.ucar.edu/wrf/users/</text:a></text:p>
            <text:p/>
            <text:p><text:a xlink:href="http://www2.mmm.ucar.edu/wrf/users/phys_references.html" xlink:type="simple">http://www2.mmm.ucar.edu/wrf/users/phys_references.html</text:a></text:p>
            <text:p/>
            <text:p><text:a xlink:href="http://www2.mmm.ucar.edu/wrf/users/docs/arw_v3.pdf" xlink:type="simple">http://www2.mmm.ucar.edu/wrf/users/docs/arw_v3.pdf</text:a></text:p>
            <text:p/>
            <text:p><text:a xlink:href="http://www2.mmm.ucar.edu/wrf/OnLineTutorial/index.htm" xlink:type="simple">http://www2.mmm.ucar.edu/wrf/OnLineTutorial/index.htm</text:a></text:p>
            <text:p/>
            <text:p><text:a xlink:href="https://www.mmm.ucar.edu/weather-research-and-forecasting-model" xlink:type="simple">https://www.mmm.ucar.edu/weather-research-and-forecasting-model</text:a></text:p>
            <text:p/>
            <text:p><text:a xlink:href="http://www2.mmm.ucar.edu/wrf/users/tutorial/tutorial_presentation_summer_2017.htm" xlink:type="simple">http://www2.mmm.ucar.edu/wrf/users/tutorial/tutorial_presentation_summer_2017.htm</text:a></text:p>
            <text:p/>
            <text:p><text:a xlink:href="http://www2.mmm.ucar.edu/wrf/users/tutorial/201707/compiling.pdf" xlink:type="simple">http://www2.mmm.ucar.edu/wrf/users/tutorial/201707/compiling.pdf</text:a>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11:33:19.809827251</meta:creation-date>
    <meta:editing-duration>PT59M44S</meta:editing-duration>
    <meta:editing-cycles>2</meta:editing-cycles>
    <meta:generator>LibreOffice/5.1.6.2$Linux_X86_64 LibreOffice_project/10m0$Build-2</meta:generator>
    <dc:date>2017-12-17T12:53:05.823179163</dc:date>
    <meta:document-statistic meta:object-count="24"/>
  </office:meta>
</office:document-meta>
</file>